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layout-cache" manifest:media-type="application/binary"/>
  <manifest:file-entry manifest:full-path="Object 13/manifest.rdf" manifest:media-type="application/rdf+xml"/>
  <manifest:file-entry manifest:full-path="Object 13/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543" officeooo:paragraph-rsid="0008c543"/>
    </style:style>
    <style:style style:name="P2" style:family="paragraph" style:parent-style-name="Standard">
      <style:paragraph-properties fo:text-align="center" style:justify-single-word="false"/>
      <style:text-properties officeooo:rsid="0008c543" officeooo:paragraph-rsid="0008c543"/>
    </style:style>
    <style:style style:name="P3" style:family="paragraph" style:parent-style-name="Standard">
      <style:text-properties officeooo:rsid="0008c543" officeooo:paragraph-rsid="000ac61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8c543" officeooo:paragraph-rsid="0008c54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5pt" officeooo:rsid="0008c543" officeooo:paragraph-rsid="0008c543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8c543" officeooo:paragraph-rsid="0008c543" style:font-style-asian="italic" style:font-style-complex="italic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c543" officeooo:paragraph-rsid="0008c54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0a7aaf" officeooo:paragraph-rsid="000a7aaf"/>
    </style:style>
    <style:style style:name="P9" style:family="paragraph" style:parent-style-name="Standard">
      <style:text-properties style:text-underline-style="solid" style:text-underline-width="auto" style:text-underline-color="font-color" officeooo:rsid="000a7aaf" officeooo:paragraph-rsid="000ac61d"/>
    </style:style>
    <style:style style:name="P10" style:family="paragraph" style:parent-style-name="Standard">
      <style:text-properties officeooo:rsid="000a7aaf" officeooo:paragraph-rsid="000a7aaf"/>
    </style:style>
    <style:style style:name="P11" style:family="paragraph" style:parent-style-name="Standard">
      <style:text-properties officeooo:rsid="000a7aaf" officeooo:paragraph-rsid="000ac61d"/>
    </style:style>
    <style:style style:name="P12" style:family="paragraph" style:parent-style-name="Standard">
      <style:text-properties officeooo:rsid="000dad1c" officeooo:paragraph-rsid="000e5999"/>
    </style:style>
    <style:style style:name="P13" style:family="paragraph" style:parent-style-name="Standard">
      <style:text-properties officeooo:paragraph-rsid="000f8cd0"/>
    </style:style>
    <style:style style:name="P14" style:family="paragraph" style:parent-style-name="Standard">
      <style:text-properties officeooo:rsid="0015869e" officeooo:paragraph-rsid="0015869e"/>
    </style:style>
    <style:style style:name="P15" style:family="paragraph" style:parent-style-name="Standard">
      <style:text-properties officeooo:rsid="001712f5" officeooo:paragraph-rsid="001712f5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8c543" officeooo:paragraph-rsid="000ac61d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officeooo:rsid="000ac61d" officeooo:paragraph-rsid="000ac61d"/>
    </style:style>
    <style:style style:name="P18" style:family="paragraph" style:parent-style-name="Standard" style:list-style-name="L1">
      <style:text-properties officeooo:rsid="000c6daa" officeooo:paragraph-rsid="000c6daa"/>
    </style:style>
    <style:style style:name="P19" style:family="paragraph" style:parent-style-name="Standard" style:list-style-name="L1">
      <style:text-properties officeooo:rsid="000dad1c" officeooo:paragraph-rsid="000dad1c"/>
    </style:style>
    <style:style style:name="P20" style:family="paragraph" style:parent-style-name="Standard" style:list-style-name="L1">
      <style:text-properties officeooo:rsid="000dad1c" officeooo:paragraph-rsid="00127729"/>
    </style:style>
    <style:style style:name="P21" style:family="paragraph" style:parent-style-name="Standard" style:list-style-name="L1">
      <style:text-properties officeooo:rsid="00127729" officeooo:paragraph-rsid="00127729"/>
    </style:style>
    <style:style style:name="P22" style:family="paragraph" style:parent-style-name="Standard" style:list-style-name="L1">
      <style:text-properties officeooo:rsid="000e5999" officeooo:paragraph-rsid="000e5999"/>
    </style:style>
    <style:style style:name="P23" style:family="paragraph" style:parent-style-name="Standard" style:list-style-name="L1">
      <style:text-properties officeooo:rsid="000e5999" officeooo:paragraph-rsid="000f8cd0"/>
    </style:style>
    <style:style style:name="P24" style:family="paragraph" style:parent-style-name="Standard" style:list-style-name="L1">
      <style:text-properties officeooo:rsid="0012fd5f" officeooo:paragraph-rsid="0012fd5f"/>
    </style:style>
    <style:style style:name="P25" style:family="paragraph" style:parent-style-name="Standard" style:list-style-name="L1">
      <style:text-properties officeooo:rsid="0014c9de" officeooo:paragraph-rsid="0014c9de"/>
    </style:style>
    <style:style style:name="P26" style:family="paragraph" style:parent-style-name="Standard">
      <style:text-properties officeooo:rsid="000ac61d" officeooo:paragraph-rsid="001878e9"/>
    </style:style>
    <style:style style:name="P27" style:family="paragraph" style:parent-style-name="Standard">
      <style:text-properties officeooo:rsid="001878e9" officeooo:paragraph-rsid="001878e9"/>
    </style:style>
    <style:style style:name="P28" style:family="paragraph" style:parent-style-name="Standard">
      <style:text-properties officeooo:rsid="0008c543" officeooo:paragraph-rsid="0008c543"/>
    </style:style>
    <style:style style:name="P29" style:family="paragraph" style:parent-style-name="Standard" style:list-style-name="L1">
      <style:paragraph-properties fo:break-before="page"/>
      <style:text-properties officeooo:rsid="000e5999" officeooo:paragraph-rsid="000e5999"/>
    </style:style>
    <style:style style:name="P30" style:family="paragraph" style:parent-style-name="Standard" style:list-style-name="L1">
      <loext:graphic-properties draw:fill="none"/>
      <style:paragraph-properties fo:margin-left="0cm" fo:margin-right="0cm" fo:text-indent="-0.6cm" style:auto-text-indent="false" fo:break-before="page" fo:background-color="transparent">
        <style:tab-stops>
          <style:tab-stop style:position="-0.577cm"/>
        </style:tab-stops>
      </style:paragraph-properties>
      <style:text-properties style:text-underline-style="solid" style:text-underline-width="auto" style:text-underline-color="font-color" officeooo:rsid="000f8cd0" officeooo:paragraph-rsid="000f8cd0"/>
    </style:style>
    <style:style style:name="P31" style:family="paragraph" style:parent-style-name="Standard" style:list-style-name="L1" style:master-page-name="">
      <loext:graphic-properties draw:fill="none"/>
      <style:paragraph-properties fo:margin-left="1cm" fo:margin-right="0cm" fo:text-indent="-0.6cm" style:auto-text-indent="false" style:page-number="auto" fo:background-color="transparent">
        <style:tab-stops>
          <style:tab-stop style:position="0.109cm"/>
        </style:tab-stops>
      </style:paragraph-properties>
      <style:text-properties officeooo:rsid="00107241" officeooo:paragraph-rsid="00107241"/>
    </style:style>
    <style:style style:name="P32" style:family="paragraph" style:parent-style-name="Standard" style:list-style-name="L1">
      <loext:graphic-properties draw:fill="none"/>
      <style:paragraph-properties fo:margin-left="1cm" fo:margin-right="0cm" fo:text-indent="-0.6cm" style:auto-text-indent="false" fo:background-color="transparent">
        <style:tab-stops>
          <style:tab-stop style:position="0.109cm"/>
        </style:tab-stops>
      </style:paragraph-properties>
      <style:text-properties officeooo:rsid="00107241" officeooo:paragraph-rsid="00107241"/>
    </style:style>
    <style:style style:name="P33" style:family="paragraph" style:parent-style-name="Standard" style:list-style-name="L1">
      <loext:graphic-properties draw:fill="none"/>
      <style:paragraph-properties fo:margin-left="1cm" fo:margin-right="0cm" fo:text-indent="-0.6cm" style:auto-text-indent="false" fo:background-color="transparent">
        <style:tab-stops>
          <style:tab-stop style:position="0.109cm"/>
        </style:tab-stops>
      </style:paragraph-properties>
      <style:text-properties officeooo:paragraph-rsid="000f8cd0"/>
    </style:style>
    <style:style style:name="P34" style:family="paragraph" style:parent-style-name="Standard" style:list-style-name="L1">
      <loext:graphic-properties draw:fill="none"/>
      <style:paragraph-properties fo:margin-left="1cm" fo:margin-right="0cm" fo:text-indent="-0.6cm" style:auto-text-indent="false" fo:background-color="transparent">
        <style:tab-stops>
          <style:tab-stop style:position="0.109cm"/>
        </style:tab-stops>
      </style:paragraph-properties>
      <style:text-properties officeooo:rsid="000f8cd0" officeooo:paragraph-rsid="000f8cd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c61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ac61d"/>
    </style:style>
    <style:style style:name="T5" style:family="text">
      <style:text-properties officeooo:rsid="000f8cd0"/>
    </style:style>
    <style:style style:name="T6" style:family="text">
      <style:text-properties officeooo:rsid="001712f5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 747</text:p>
      <text:p text:style-name="P5">Assignment 1 - Report</text:p>
      <text:p text:style-name="P2"/>
      <text:p text:style-name="P6">Goutham Ramakrishnan, 140020039</text:p>
      <text:p text:style-name="P1"/>
      <text:p text:style-name="P1"/>
      <text:p text:style-name="P26">Note: </text:p>
      <text:p text:style-name="P26">Epsilon Greedy Algorithm was simulted with a value of Epsilon=0.1.</text:p>
      <text:p text:style-name="P27">All reported average values are the average of 100 runs. </text:p>
      <text:p text:style-name="P1"/>
      <text:p text:style-name="P7">Instance 1:<text:span text:style-name="T3"> </text:span><text:span text:style-name="T4">5 Arms</text:span></text:p>
      <text:p text:style-name="P1"/>
      <text:p text:style-name="P1"><text:span text:style-name="T1">Arm values:</text:span> 0.1, 0.2, 0.3, 0.4, 0.5</text:p>
      <text:p text:style-name="P1"/>
      <text:p text:style-name="P1"><draw:frame draw:style-name="fr1" draw:name="Object1" text:anchor-type="paragraph" svg:width="17.12cm" svg:height="2.90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paragraph" svg:width="17.12cm" svg:height="2.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ct3" text:anchor-type="paragraph" svg:width="17.12cm" svg:height="2.90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2" draw:name="Object4" text:anchor-type="paragraph" svg:x="0.018cm" svg:y="1.247cm" svg:width="14.744cm" svg:height="8.394cm" draw:z-index="3"><draw:object xlink:href="./Object 4" xlink:type="simple" xlink:show="embed" xlink:actuate="onLoad"/><draw:image xlink:href="./ObjectReplacements/Object 4" xlink:type="simple" xlink:show="embed" xlink:actuate="onLoad"/></draw:frame>Average Cumulative Regret: </text:p>
      <text:p text:style-name="P10">Linear Scale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0">Log Scale:</text:p>
      <text:p text:style-name="P10"><draw:frame draw:style-name="fr2" draw:name="Object5" text:anchor-type="paragraph" svg:x="-0.086cm" svg:y="0.007cm" svg:width="15.392cm" svg:height="7.839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paragraph" svg:x="-0.406cm" svg:y="9.306cm" svg:width="15.496cm" svg:height="7.82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Average Regret per Pull: </text:p>
      <text:p text:style-name="P10"/>
      <text:p text:style-name="P10"/>
      <text:p text:style-name="P10"/>
      <text:p text:style-name="P10"/>
      <text:p text:style-name="P10"/>
      <text:p text:style-name="P16">Instance <text:span text:style-name="T2">2</text:span>:<text:span text:style-name="T3"> </text:span><text:span text:style-name="T4">25 Arms</text:span></text:p>
      <text:p text:style-name="P3"/>
      <text:p text:style-name="P3"><text:span text:style-name="T1">Arm values:</text:span> <text:span text:style-name="T2">0.12, 0.14, 0.19, 0.21, 0.24, 0.24, 0.25, 0.27, 0.3, 0.31, 0.33, 0.36, 0.38, 0.4, 0.41, 0.46, 0.53, 0.56, 0.61, 0.71, 0.86, 0.87, 0.9, 0.92, 0.97</text:span></text:p>
      <text:p text:style-name="P3"/>
      <text:p text:style-name="P3"/>
      <text:p text:style-name="P3"><draw:frame draw:style-name="fr1" draw:name="Object7" text:anchor-type="paragraph" svg:width="17.12cm" svg:height="2.90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8" text:anchor-type="paragraph" svg:width="17.12cm" svg:height="2.9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1" draw:name="Object9" text:anchor-type="paragraph" svg:width="17.12cm" svg:height="2.902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9">Average Cumulative Regret: </text:p>
      <text:p text:style-name="P11">Linear Scale: </text:p>
      <text:p text:style-name="P3"><draw:frame draw:style-name="fr2" draw:name="Object10" text:anchor-type="paragraph" svg:x="-0.891cm" svg:y="0.471cm" svg:width="15.766cm" svg:height="8.655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Log Scale:</text:p>
      <text:p text:style-name="P11"/>
      <text:p text:style-name="P11"><draw:frame draw:style-name="fr2" draw:name="Object11" text:anchor-type="paragraph" svg:x="-0.425cm" svg:y="0cm" svg:width="14.924cm" svg:height="7.851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verage Regret per Pull: </text:p>
      <text:p text:style-name="P11"><draw:frame draw:style-name="fr2" draw:name="Object12" text:anchor-type="paragraph" svg:x="0.388cm" svg:y="0cm" svg:width="15.245cm" svg:height="7.78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Observations:</text:p>
      <text:list xml:id="list8680084706194561657" text:style-name="L1">
        <text:list-item>
          <text:p text:style-name="P18">Saturation of Average Cumulative Regret: </text:p>
          <text:list>
            <text:list-item>
              <text:p text:style-name="P18">KL-UCB and Thompson Sampling result in early saturation of the regret. </text:p>
            </text:list-item>
            <text:list-item>
              <text:p text:style-name="P18">UCB, which is less optimal than the above two, also shows signs of saturation. But the value of regret is more than 10 times the corresponding value obatined for KL-UCB and Thompson Sampling. </text:p>
            </text:list-item>
            <text:list-item>
              <text:p text:style-name="P18">Thompson Sampling gives a cumulative regret ~ 50% of KL-UCB. </text:p>
            </text:list-item>
            <text:list-item>
              <text:p text:style-name="P18">As expected, the Cumulative Regret for Epsilon Greedy does not show signs of saturation. To improve its performace, we can use the Epsilon-t algorithm, to reduce exploratory behavior as time goes on. </text:p>
            </text:list-item>
          </text:list>
        </text:list-item>
        <text:list-item>
          <text:p text:style-name="P18">Average Regret per Pull:</text:p>
          <text:list>
            <text:list-item>
              <text:p text:style-name="P18">The graphs for the two instances look remarkably similar.</text:p>
            </text:list-item>
            <text:list-item>
              <text:p text:style-name="P18">Thompson Sampling consistently outperforms the rest. </text:p>
            </text:list-item>
            <text:list-item>
              <text:p text:style-name="P19">For both instances, there is an overlap between the curves for UCB and Epsilon Greedy. </text:p>
            </text:list-item>
          </text:list>
        </text:list-item>
        <text:list-item>
          <text:p text:style-name="P20">KL-UCB and UCB performances for Instance-2 with Horizon=10 underestimate the performance. </text:p>
          <text:list>
            <text:list-item>
              <text:p text:style-name="P20">This is because in the implementation all the arms are sampled in ascending order first before the algorithm starts. </text:p>
            </text:list-item>
            <text:list-item>
              <text:p text:style-name="P20">Since there are 25 Arms, the arms with the lowest values of true probability are sampled first. Therefore, the two algorithms perform poorly and almost identically. </text:p>
            </text:list-item>
            <text:list-item>
              <text:p text:style-name="P21">To tackle this issue, instead of sampling the arms in a specific order, we can randomize the round-robin arm pulling to sample each arm once. </text:p>
            </text:list-item>
          </text:list>
        </text:list-item>
        <text:list-item>
          <text:p text:style-name="P19">Robustness of Thompson Sampling: </text:p>
          <text:list>
            <text:list-item>
              <text:p text:style-name="P19">Thompson sampling consistently performs the best for both instances across horizons. </text:p>
            </text:list-item>
            <text:list-item>
              <text:p text:style-name="P22">The algorithm learns extremely fast. </text:p>
            </text:list-item>
            <text:list-item>
              <text:p text:style-name="P22">KL-UCB gives similar performance upto Horizon=100, but after that Thompson Sampling becomes significantly better.</text:p>
            </text:list-item>
          </text:list>
        </text:list-item>
        <text:list-item>
          <text:p text:style-name="P22">Choice of Log Base:</text:p>
          <text:list>
            <text:list-item>
              <text:p text:style-name="P22">Log2 was chosen for the implementation of UCB and KL-UCB. </text:p>
            </text:list-item>
            <text:list-item>
              <text:p text:style-name="P22">Perfomance marginally improved when Natutal Log was used. But the performance trends observed remained the same. </text:p>
            </text:list-item>
          </text:list>
        </text:list-item>
        <text:list-item>
          <text:p text:style-name="P24">Analysis of Standard Deviations:</text:p>
          <text:list>
            <text:list-item>
              <text:p text:style-name="P24">As expected, the standard deviation of the regret divided by horizon decreases for all four algorithms as the length of horizon increases.</text:p>
            </text:list-item>
            <text:list-item>
              <text:p text:style-name="P24">The value saturates to nearly identical values for UCB, KL-UCB and Thompson Sampling.</text:p>
            </text:list-item>
          </text:list>
        </text:list-item>
      </text:list>
      <text:p text:style-name="P12"/>
      <text:list xml:id="list171451530109294" text:continue-numbering="true" text:style-name="L1">
        <text:list-item>
          <text:p text:style-name="P29">Value of Epsilon:</text:p>
          <text:list>
            <text:list-item>
              <text:p text:style-name="P23">The value of epsilon chosen represents the tradeoff between exploitative and exploratory behavior in the epsilon greedy algorithm. </text:p>
            </text:list-item>
            <text:list-item>
              <text:p text:style-name="P25">Simulation was done for five values of epsilon: 0.05, 0.1, 0.3, 0.5, 0.8.</text:p>
            </text:list-item>
          </text:list>
        </text:list-item>
      </text:list>
      <text:p text:style-name="P13"><text:tab/><text:tab/><text:tab/><text:tab/><text:span text:style-name="T6">Average Cumulative Regret for Horizon = 10000. </text:span></text:p>
      <text:p text:style-name="P13"><draw:frame draw:style-name="fr2" draw:name="Object13" text:anchor-type="paragraph" svg:x="5.002cm" svg:y="0.102cm" svg:width="6.773cm" svg:height="2.72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Object14" text:anchor-type="paragraph" svg:x="0.335cm" svg:y="0.159cm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/>
      <text:p text:style-name="P14">Remarkably, the cumulative regret appears to increase linearly with increase in epsilon (increase in exploratory behavior). </text:p>
      <text:p text:style-name="P15">The small value of epsilon (0.05) appears to perform well for this horizon. For smaller horizons, a larger value of epsilon may be needed for good performance. </text:p>
      <text:p text:style-name="P14">Intuitively, the <text:span text:style-name="T6">slope of the line for Instance 2 is muchlarger because there is a lot more to lose by pulling non-optimal arms in this case. The greater the spread of the arm probability values, the greater the slope of this line. </text:span></text:p>
      <text:list xml:id="list171451675620877" text:continue-numbering="true" text:style-name="L1">
        <text:list-header>
          <text:p text:style-name="P30">References:</text:p>
          <text:list text:continue-numbering="true">
            <text:list-item>
              <text:p text:style-name="P31">C++ Documentation</text:p>
            </text:list-item>
            <text:list-item>
              <text:p text:style-name="P32">StackOverFlow</text:p>
            </text:list-item>
            <text:list-item>
              <text:p text:style-name="P33"><text:a xlink:type="simple" xlink:href="https://stackoverflow.com/questions/15165202/random-number-generator-with-beta-distribution" text:style-name="Internet_20_link" text:visited-style-name="Visited_20_Internet_20_Link"><text:span text:style-name="T5">https://stackoverflow.com/questions/15165202/random-number-generator-with-beta-distribution</text:span></text:a></text:p>
            </text:list-item>
            <text:list-item>
              <text:p text:style-name="P34">Boost Library was used to implement the beta distribution for Thompson Sampling. </text:p>
            </text:list-item>
            <text:list-item>
              <text:p text:style-name="P32">Simulation was done using attached Bash Script, changing the value of Horizon each time.</text:p>
            </text:list-item>
            <text:list-item>
              <text:p text:style-name="P32">Average value calculations and graph plotting was done in ODS Spreadsheet. Attached for reference. 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4:57:00.889183371</meta:creation-date>
    <dc:date>2017-08-13T17:14:49.700892347</dc:date>
    <meta:editing-duration>PT51M38S</meta:editing-duration>
    <meta:editing-cycles>12</meta:editing-cycles>
    <meta:generator>LibreOffice/5.1.4.2$Linux_X86_64 LibreOffice_project/10m0$Build-2</meta:generator>
    <meta:document-statistic meta:table-count="0" meta:image-count="0" meta:object-count="14" meta:page-count="7" meta:paragraph-count="56" meta:word-count="608" meta:character-count="3815" meta:non-whitespace-character-count="32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8.4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Instance 1 -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11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Average Cumulative Regret</text:p>
          </table:table-cell>
          <table:table-cell table:style-name="ce7" office:value-type="string" calcext:value-type="string" table:number-columns-spanned="5" table:number-rows-spanned="1">
            <text:p>Horizon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6" office:value-type="string" calcext:value-type="string">
            <text:p>Algorithm <text:span text:style-name="T2">↓</text:span>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00" calcext:value-type="float">
            <text:p>100000</text:p>
          </table:table-cell>
        </table:table-row>
        <table:table-row table:style-name="ro2">
          <table:table-cell/>
          <table:table-cell table:style-name="ce5" office:value-type="string" calcext:value-type="string">
            <text:p>Epsilon Greedy</text:p>
          </table:table-cell>
          <table:table-cell table:style-name="ce8" office:value-type="float" office:value="2.91" calcext:value-type="float">
            <text:p>2.91</text:p>
          </table:table-cell>
          <table:table-cell table:style-name="ce8" office:value-type="float" office:value="19.74" calcext:value-type="float">
            <text:p>19.74</text:p>
          </table:table-cell>
          <table:table-cell table:style-name="ce8" office:value-type="float" office:value="67.42" calcext:value-type="float">
            <text:p>67.42</text:p>
          </table:table-cell>
          <table:table-cell table:style-name="ce8" office:value-type="float" office:value="257.77" calcext:value-type="float">
            <text:p>257.77</text:p>
          </table:table-cell>
          <table:table-cell table:style-name="ce8" office:value-type="float" office:value="2054.83" calcext:value-type="float">
            <text:p>2054.83</text:p>
          </table:table-cell>
        </table:table-row>
        <table:table-row table:style-name="ro2">
          <table:table-cell/>
          <table:table-cell table:style-name="ce5" office:value-type="string" calcext:value-type="string">
            <text:p>UCB</text:p>
          </table:table-cell>
          <table:table-cell table:style-name="ce8" office:value-type="float" office:value="1.68" calcext:value-type="float">
            <text:p>1.68</text:p>
          </table:table-cell>
          <table:table-cell table:style-name="ce8" office:value-type="float" office:value="15.92" calcext:value-type="float">
            <text:p>15.92</text:p>
          </table:table-cell>
          <table:table-cell table:style-name="ce8" office:value-type="float" office:value="95.55" calcext:value-type="float">
            <text:p>95.55</text:p>
          </table:table-cell>
          <table:table-cell table:style-name="ce8" office:value-type="float" office:value="296.93" calcext:value-type="float">
            <text:p>296.93</text:p>
          </table:table-cell>
          <table:table-cell table:style-name="ce8" office:value-type="float" office:value="508.699999999997" calcext:value-type="float">
            <text:p>508.7</text:p>
          </table:table-cell>
        </table:table-row>
        <table:table-row table:style-name="ro2">
          <table:table-cell/>
          <table:table-cell table:style-name="ce5" office:value-type="string" calcext:value-type="string">
            <text:p>KL-UCB</text:p>
          </table:table-cell>
          <table:table-cell table:style-name="ce8" office:value-type="float" office:value="1.23" calcext:value-type="float">
            <text:p>1.23</text:p>
          </table:table-cell>
          <table:table-cell table:style-name="ce8" office:value-type="float" office:value="11.69" calcext:value-type="float">
            <text:p>11.69</text:p>
          </table:table-cell>
          <table:table-cell table:style-name="ce8" office:value-type="float" office:value="52.38" calcext:value-type="float">
            <text:p>52.38</text:p>
          </table:table-cell>
          <table:table-cell table:style-name="ce8" office:value-type="float" office:value="110.74" calcext:value-type="float">
            <text:p>110.74</text:p>
          </table:table-cell>
          <table:table-cell table:style-name="ce8" office:value-type="float" office:value="136.010000000002" calcext:value-type="float">
            <text:p>136.01</text:p>
          </table:table-cell>
        </table:table-row>
        <table:table-row table:style-name="ro2">
          <table:table-cell/>
          <table:table-cell table:style-name="ce5" office:value-type="string" calcext:value-type="string">
            <text:p>Thompson Sampling</text:p>
          </table:table-cell>
          <table:table-cell table:style-name="ce8" office:value-type="float" office:value="1.58" calcext:value-type="float">
            <text:p>1.58</text:p>
          </table:table-cell>
          <table:table-cell table:style-name="ce8" office:value-type="float" office:value="10.15" calcext:value-type="float">
            <text:p>10.15</text:p>
          </table:table-cell>
          <table:table-cell table:style-name="ce8" office:value-type="float" office:value="30.05" calcext:value-type="float">
            <text:p>30.05</text:p>
          </table:table-cell>
          <table:table-cell table:style-name="ce8" office:value-type="float" office:value="55.54" calcext:value-type="float">
            <text:p>55.54</text:p>
          </table:table-cell>
          <table:table-cell table:style-name="ce8" office:value-type="float" office:value="68.3300000000017" calcext:value-type="float">
            <text:p>68.3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5:00:29.287214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24cm" svg:height="7.85cm" xlink:href="." xlink:type="simple" chart:class="chart:scatter" chart:style-name="ch1">
        <chart:title svg:x="4.657cm" svg:y="0.292cm" chart:style-name="ch2">
          <text:p>Average Cumulative Regret</text:p>
        </chart:title>
        <chart:legend svg:x="11.319cm" svg:y="1.957cm" style:legend-expansion="custom" chartooo:width="3.603cm" chartooo:height="3.616cm" style:legend-expansion-aspect-ratio="0.996404867256637" chart:style-name="ch3"/>
        <chart:plot-area chart:style-name="ch4" chart:data-source-has-labels="both" svg:x="1.64cm" svg:y="1.238cm" svg:width="10.122cm" svg:height="5.475cm">
          <chartooo:coordinate-region svg:x="2.949cm" svg:y="1.451cm" svg:width="8.176cm" svg:height="4.588cm"/>
          <chart:axis chart:dimension="x" chart:name="primary-x" chart:style-name="ch5" chartooo:axis-type="auto">
            <chart:title svg:x="6.069cm" svg:y="6.871cm" chart:style-name="ch6">
              <text:p>Horizon</text:p>
            </chart:title>
            <chart:categories table:cell-range-address="local-table.$B$1:.$F$1"/>
          </chart:axis>
          <chart:axis chart:dimension="y" chart:name="primary-y" chart:style-name="ch5">
            <chart:title svg:x="0.789cm" svg:y="5.756cm" chart:style-name="ch7">
              <text:p>Avg. Cumulative Regret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4:.$F$4" chart:label-cell-address="local-table.$A$4" chart:class="chart:scatter">
            <chart:data-point chart:repeated="5"/>
          </chart:series>
          <chart:series chart:style-name="ch11" chart:values-cell-range-address="local-table.$B$5:.$F$5" chart:label-cell-address="local-table.$A$5" chart:class="chart:scatter">
            <chart:data-point chart:repeated="5"/>
          </chart:series>
          <chart:series chart:style-name="ch12" chart:values-cell-range-address="local-table.$B$6:.$F$6" chart:label-cell-address="local-table.$A$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</table:table-cell>
              <table:table-cell office:value-type="float" office:value="7.62">
                <text:p>7.62</text:p>
              </table:table-cell>
              <table:table-cell office:value-type="float" office:value="44">
                <text:p>44</text:p>
              </table:table-cell>
              <table:table-cell office:value-type="float" office:value="115.09">
                <text:p>115.09</text:p>
              </table:table-cell>
              <table:table-cell office:value-type="float" office:value="598.23">
                <text:p>598.23</text:p>
              </table:table-cell>
              <table:table-cell office:value-type="float" office:value="5186.45">
                <text:p>5186.45</text:p>
              </table:table-cell>
            </table:table-row>
            <table:table-row>
              <table:table-cell office:value-type="string">
                <text:p>UCB</text:p>
              </table:table-cell>
              <table:table-cell office:value-type="float" office:value="7.13">
                <text:p>7.13</text:p>
              </table:table-cell>
              <table:table-cell office:value-type="float" office:value="43.84">
                <text:p>43.84</text:p>
              </table:table-cell>
              <table:table-cell office:value-type="float" office:value="288.92">
                <text:p>288.92</text:p>
              </table:table-cell>
              <table:table-cell office:value-type="float" office:value="1037.5">
                <text:p>1037.5</text:p>
              </table:table-cell>
              <table:table-cell office:value-type="float" office:value="2161.59">
                <text:p>2161.59</text:p>
              </table:table-cell>
            </table:table-row>
            <table:table-row>
              <table:table-cell office:value-type="string">
                <text:p>KL-UCB</text:p>
              </table:table-cell>
              <table:table-cell office:value-type="float" office:value="7.14">
                <text:p>7.14</text:p>
              </table:table-cell>
              <table:table-cell office:value-type="float" office:value="21.61">
                <text:p>21.61</text:p>
              </table:table-cell>
              <table:table-cell office:value-type="float" office:value="95.46">
                <text:p>95.46</text:p>
              </table:table-cell>
              <table:table-cell office:value-type="float" office:value="178.6">
                <text:p>178.6</text:p>
              </table:table-cell>
              <table:table-cell office:value-type="float" office:value="242.809999999998">
                <text:p>242.809999999998</text:p>
              </table:table-cell>
            </table:table-row>
            <table:table-row>
              <table:table-cell office:value-type="string">
                <text:p>Thompson Sampling</text:p>
              </table:table-cell>
              <table:table-cell office:value-type="float" office:value="4.24">
                <text:p>4.24</text:p>
              </table:table-cell>
              <table:table-cell office:value-type="float" office:value="23.96">
                <text:p>23.96</text:p>
              </table:table-cell>
              <table:table-cell office:value-type="float" office:value="49.36">
                <text:p>49.36</text:p>
              </table:table-cell>
              <table:table-cell office:value-type="float" office:value="68.5">
                <text:p>68.5</text:p>
              </table:table-cell>
              <table:table-cell office:value-type="float" office:value="97.4700000000012">
                <text:p>97.47000000000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65cm" svg:height="8.655cm" xlink:href="." xlink:type="simple" chart:class="chart:scatter" chart:style-name="ch1">
        <chart:title svg:x="5.077cm" svg:y="0.308cm" chart:style-name="ch2">
          <text:p>Average Cumulative Regret</text:p>
        </chart:title>
        <chart:legend svg:x="11.956cm" svg:y="2.158cm" style:legend-expansion="custom" chartooo:width="3.806cm" chartooo:height="3.987cm" style:legend-expansion-aspect-ratio="0.954602457988463" chart:style-name="ch3"/>
        <chart:plot-area chart:style-name="ch4" chart:data-source-has-labels="both" svg:x="2.017cm" svg:y="1.386cm" svg:width="10.372cm" svg:height="5.946cm">
          <chartooo:coordinate-region svg:x="3.115cm" svg:y="1.6cm" svg:width="8.637cm" svg:height="5.058cm"/>
          <chart:axis chart:dimension="x" chart:name="primary-x" chart:style-name="ch5" chartooo:axis-type="auto">
            <chart:title svg:x="6.571cm" svg:y="7.506cm" chart:style-name="ch6">
              <text:p>Horizon</text:p>
            </chart:title>
            <chart:categories table:cell-range-address="local-table.$B$1:.$F$1"/>
          </chart:axis>
          <chart:axis chart:dimension="y" chart:name="primary-y" chart:style-name="ch5">
            <chart:title svg:x="1.149cm" svg:y="6.14cm" chart:style-name="ch7">
              <text:p>Avg. Cumulative Regret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4:.$F$4" chart:label-cell-address="local-table.$A$4" chart:class="chart:scatter">
            <chart:data-point chart:repeated="5"/>
          </chart:series>
          <chart:series chart:style-name="ch11" chart:values-cell-range-address="local-table.$B$5:.$F$5" chart:label-cell-address="local-table.$A$5" chart:class="chart:scatter">
            <chart:data-point chart:repeated="5"/>
          </chart:series>
          <chart:series chart:style-name="ch12" chart:values-cell-range-address="local-table.$B$6:.$F$6" chart:label-cell-address="local-table.$A$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</table:table-cell>
              <table:table-cell office:value-type="float" office:value="7.62">
                <text:p>7.62</text:p>
              </table:table-cell>
              <table:table-cell office:value-type="float" office:value="44">
                <text:p>44</text:p>
              </table:table-cell>
              <table:table-cell office:value-type="float" office:value="115.09">
                <text:p>115.09</text:p>
              </table:table-cell>
              <table:table-cell office:value-type="float" office:value="598.23">
                <text:p>598.23</text:p>
              </table:table-cell>
              <table:table-cell office:value-type="float" office:value="5186.45">
                <text:p>5186.45</text:p>
              </table:table-cell>
            </table:table-row>
            <table:table-row>
              <table:table-cell office:value-type="string">
                <text:p>UCB</text:p>
              </table:table-cell>
              <table:table-cell office:value-type="float" office:value="7.13">
                <text:p>7.13</text:p>
              </table:table-cell>
              <table:table-cell office:value-type="float" office:value="43.84">
                <text:p>43.84</text:p>
              </table:table-cell>
              <table:table-cell office:value-type="float" office:value="288.92">
                <text:p>288.92</text:p>
              </table:table-cell>
              <table:table-cell office:value-type="float" office:value="1037.5">
                <text:p>1037.5</text:p>
              </table:table-cell>
              <table:table-cell office:value-type="float" office:value="2161.59">
                <text:p>2161.59</text:p>
              </table:table-cell>
            </table:table-row>
            <table:table-row>
              <table:table-cell office:value-type="string">
                <text:p>KL-UCB</text:p>
              </table:table-cell>
              <table:table-cell office:value-type="float" office:value="7.14">
                <text:p>7.14</text:p>
              </table:table-cell>
              <table:table-cell office:value-type="float" office:value="21.61">
                <text:p>21.61</text:p>
              </table:table-cell>
              <table:table-cell office:value-type="float" office:value="95.46">
                <text:p>95.46</text:p>
              </table:table-cell>
              <table:table-cell office:value-type="float" office:value="178.6">
                <text:p>178.6</text:p>
              </table:table-cell>
              <table:table-cell office:value-type="float" office:value="242.809999999998">
                <text:p>242.809999999998</text:p>
              </table:table-cell>
            </table:table-row>
            <table:table-row>
              <table:table-cell office:value-type="string">
                <text:p>Thompson Sampling</text:p>
              </table:table-cell>
              <table:table-cell office:value-type="float" office:value="4.24">
                <text:p>4.24</text:p>
              </table:table-cell>
              <table:table-cell office:value-type="float" office:value="23.96">
                <text:p>23.96</text:p>
              </table:table-cell>
              <table:table-cell office:value-type="float" office:value="49.36">
                <text:p>49.36</text:p>
              </table:table-cell>
              <table:table-cell office:value-type="float" office:value="68.5">
                <text:p>68.5</text:p>
              </table:table-cell>
              <table:table-cell office:value-type="float" office:value="97.4700000000012">
                <text:p>97.47000000000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5cm" svg:height="7.785cm" xlink:href="." xlink:type="simple" chart:class="chart:scatter" chart:style-name="ch1">
        <chart:title svg:x="5.195cm" svg:y="0.29cm" chart:style-name="ch2">
          <text:p>Average Regret per Pull</text:p>
        </chart:title>
        <chart:legend svg:x="10.958cm" svg:y="3.013cm" style:legend-expansion="custom" chartooo:width="4.015cm" chartooo:height="2.67cm" style:legend-expansion-aspect-ratio="1.50374531835206" chart:style-name="ch3"/>
        <chart:plot-area chart:style-name="ch4" chart:data-source-has-labels="both" svg:x="2.091cm" svg:y="1.006cm" svg:width="9.498cm" svg:height="5.979cm">
          <chartooo:coordinate-region svg:x="2.856cm" svg:y="1.219cm" svg:width="8.096cm" svg:height="5.092cm"/>
          <chart:axis chart:dimension="x" chart:name="primary-x" chart:style-name="ch5" chartooo:axis-type="auto">
            <chart:title svg:x="6.208cm" svg:y="7.141cm" chart:style-name="ch6">
              <text:p>Horizon</text:p>
            </chart:title>
            <chart:categories table:cell-range-address="local-table.$B$1:.$F$1"/>
          </chart:axis>
          <chart:axis chart:dimension="y" chart:name="primary-y" chart:style-name="ch5">
            <chart:title svg:x="1.234cm" svg:y="5.504cm" chart:style-name="ch7">
              <text:p>Avg. Regret per Pull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4:.$F$4" chart:label-cell-address="local-table.$A$4" chart:class="chart:scatter">
            <chart:data-point chart:repeated="5"/>
          </chart:series>
          <chart:series chart:style-name="ch11" chart:values-cell-range-address="local-table.$B$5:.$F$5" chart:label-cell-address="local-table.$A$5" chart:class="chart:scatter">
            <chart:data-point chart:repeated="5"/>
          </chart:series>
          <chart:series chart:style-name="ch12" chart:values-cell-range-address="local-table.$B$6:.$F$6" chart:label-cell-address="local-table.$A$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</table:table-cell>
              <table:table-cell office:value-type="float" office:value="0.762">
                <text:p>0.762</text:p>
              </table:table-cell>
              <table:table-cell office:value-type="float" office:value="0.44">
                <text:p>0.44</text:p>
              </table:table-cell>
              <table:table-cell office:value-type="float" office:value="0.11509">
                <text:p>0.11509</text:p>
              </table:table-cell>
              <table:table-cell office:value-type="float" office:value="0.059823">
                <text:p>0.059823</text:p>
              </table:table-cell>
              <table:table-cell office:value-type="float" office:value="0.0518645">
                <text:p>0.0518645</text:p>
              </table:table-cell>
            </table:table-row>
            <table:table-row>
              <table:table-cell office:value-type="string">
                <text:p>UCB</text:p>
              </table:table-cell>
              <table:table-cell office:value-type="float" office:value="0.713">
                <text:p>0.713</text:p>
              </table:table-cell>
              <table:table-cell office:value-type="float" office:value="0.4384">
                <text:p>0.4384</text:p>
              </table:table-cell>
              <table:table-cell office:value-type="float" office:value="0.28892">
                <text:p>0.28892</text:p>
              </table:table-cell>
              <table:table-cell office:value-type="float" office:value="0.10375">
                <text:p>0.10375</text:p>
              </table:table-cell>
              <table:table-cell office:value-type="float" office:value="0.0216159">
                <text:p>0.0216159</text:p>
              </table:table-cell>
            </table:table-row>
            <table:table-row>
              <table:table-cell office:value-type="string">
                <text:p>KL-UCB</text:p>
              </table:table-cell>
              <table:table-cell office:value-type="float" office:value="0.714">
                <text:p>0.714</text:p>
              </table:table-cell>
              <table:table-cell office:value-type="float" office:value="0.2161">
                <text:p>0.2161</text:p>
              </table:table-cell>
              <table:table-cell office:value-type="float" office:value="0.09546">
                <text:p>0.09546</text:p>
              </table:table-cell>
              <table:table-cell office:value-type="float" office:value="0.01786">
                <text:p>0.01786</text:p>
              </table:table-cell>
              <table:table-cell office:value-type="float" office:value="0.00242809999999998">
                <text:p>0.00242809999999998</text:p>
              </table:table-cell>
            </table:table-row>
            <table:table-row>
              <table:table-cell office:value-type="string">
                <text:p>Thompson Sampling</text:p>
              </table:table-cell>
              <table:table-cell office:value-type="float" office:value="0.424">
                <text:p>0.424</text:p>
              </table:table-cell>
              <table:table-cell office:value-type="float" office:value="0.2396">
                <text:p>0.2396</text:p>
              </table:table-cell>
              <table:table-cell office:value-type="float" office:value="0.04936">
                <text:p>0.04936</text:p>
              </table:table-cell>
              <table:table-cell office:value-type="float" office:value="0.00685">
                <text:p>0.00685</text:p>
              </table:table-cell>
              <table:table-cell office:value-type="float" office:value="0.000974700000000012">
                <text:p>0.0009747000000000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Epsilon Greedy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1" table:number-columns-repeated="2" table:default-cell-style-name="ce4"/>
        <table:table-row table:style-name="ro1" table:number-rows-repeated="4">
          <table:table-cell table:number-columns-repeated="13"/>
          <table:table-cell table:style-name="Default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Epsilon</text:p>
          </table:table-cell>
          <table:table-cell table:style-name="ce3" office:value-type="string" calcext:value-type="string">
            <text:p>Instance 1</text:p>
          </table:table-cell>
          <table:table-cell table:style-name="ce3" office:value-type="string" calcext:value-type="string">
            <text:p>Instance 2</text:p>
          </table:table-cell>
        </table:table-row>
        <table:table-row table:style-name="ro1">
          <table:table-cell table:number-columns-repeated="13"/>
          <table:table-cell office:value-type="float" office:value="0.05" calcext:value-type="float">
            <text:p>0.05</text:p>
          </table:table-cell>
          <table:table-cell office:value-type="float" office:value="199.83" calcext:value-type="float">
            <text:p>199.83</text:p>
          </table:table-cell>
          <table:table-cell office:value-type="float" office:value="431.16" calcext:value-type="float">
            <text:p>431.16</text:p>
          </table:table-cell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float" office:value="259.97" calcext:value-type="float">
            <text:p>259.97</text:p>
          </table:table-cell>
          <table:table-cell office:value-type="float" office:value="598.66" calcext:value-type="float">
            <text:p>598.66</text:p>
          </table:table-cell>
        </table:table-row>
        <table:table-row table:style-name="ro1">
          <table:table-cell table:number-columns-repeated="13"/>
          <table:table-cell office:value-type="float" office:value="0.3" calcext:value-type="float">
            <text:p>0.3</text:p>
          </table:table-cell>
          <table:table-cell office:value-type="float" office:value="620.01" calcext:value-type="float">
            <text:p>620.01</text:p>
          </table:table-cell>
          <table:table-cell office:value-type="float" office:value="1555.61" calcext:value-type="float">
            <text:p>1555.61</text:p>
          </table:table-cell>
        </table:table-row>
        <table:table-row table:style-name="ro1">
          <table:table-cell table:number-columns-repeated="13"/>
          <table:table-cell office:value-type="float" office:value="0.5" calcext:value-type="float">
            <text:p>0.5</text:p>
          </table:table-cell>
          <table:table-cell office:value-type="float" office:value="1011.65" calcext:value-type="float">
            <text:p>1011.65</text:p>
          </table:table-cell>
          <table:table-cell office:value-type="float" office:value="2564.49" calcext:value-type="float">
            <text:p>2564.49</text:p>
          </table:table-cell>
        </table:table-row>
        <table:table-row table:style-name="ro1">
          <table:table-cell table:number-columns-repeated="13"/>
          <table:table-cell office:value-type="float" office:value="0.8" calcext:value-type="float">
            <text:p>0.8</text:p>
          </table:table-cell>
          <table:table-cell office:value-type="float" office:value="1607.86" calcext:value-type="float">
            <text:p>1607.86</text:p>
          </table:table-cell>
          <table:table-cell office:value-type="float" office:value="4075.09" calcext:value-type="float">
            <text:p>4075.09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6:30:29.921134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045cm" svg:y="0.314cm" chart:style-name="ch2">
          <text:p>Average Cumulative Regret vs. Epsilon</text:p>
        </chart:title>
        <chart:subtitle svg:x="6.613cm" svg:y="1.284cm" chart:style-name="ch3">
          <text:p>Horizon=10000</text:p>
        </chart:subtitle>
        <chart:legend chart:legend-position="end" svg:x="12.962cm" svg:y="3.924cm" style:legend-expansion="high" chart:style-name="ch4"/>
        <chart:plot-area chart:style-name="ch5" chart:data-source-has-labels="both" svg:x="1.323cm" svg:y="2.15cm" svg:width="11.32cm" svg:height="5.696cm">
          <chartooo:coordinate-region svg:x="2.421cm" svg:y="2.363cm" svg:width="9.963cm" svg:height="4.809cm"/>
          <chart:axis chart:dimension="x" chart:name="primary-x" chart:style-name="ch6" chartooo:axis-type="auto">
            <chart:title svg:x="6.397cm" svg:y="8.026cm" chart:style-name="ch7">
              <text:p>Epsilon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554cm" chart:style-name="ch8">
              <text:p>Regret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stance 1</text:p>
              </table:table-cell>
              <table:table-cell office:value-type="string">
                <text:p>Instance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99.83">
                <text:p>199.83</text:p>
              </table:table-cell>
              <table:table-cell office:value-type="float" office:value="431.16">
                <text:p>431.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59.97">
                <text:p>259.97</text:p>
              </table:table-cell>
              <table:table-cell office:value-type="float" office:value="598.66">
                <text:p>598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620.01">
                <text:p>620.01</text:p>
              </table:table-cell>
              <table:table-cell office:value-type="float" office:value="1555.61">
                <text:p>1555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011.65">
                <text:p>1011.65</text:p>
              </table:table-cell>
              <table:table-cell office:value-type="float" office:value="2564.49">
                <text:p>2564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607.86">
                <text:p>1607.86</text:p>
              </table:table-cell>
              <table:table-cell office:value-type="float" office:value="4075.09">
                <text:p>4075.0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8.4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Instance 1 -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19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Average Regret per Pull</text:p>
          </table:table-cell>
          <table:table-cell table:style-name="ce7" office:value-type="string" calcext:value-type="string" table:number-columns-spanned="5" table:number-rows-spanned="1">
            <text:p>Horizon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6" office:value-type="string" calcext:value-type="string">
            <text:p>Algorithm <text:span text:style-name="T2">↓</text:span>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00" calcext:value-type="float">
            <text:p>100000</text:p>
          </table:table-cell>
        </table:table-row>
        <table:table-row table:style-name="ro2">
          <table:table-cell/>
          <table:table-cell table:style-name="ce5" office:value-type="string" calcext:value-type="string">
            <text:p>Epsilon Greedy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0.1974" calcext:value-type="float">
            <text:p>0.1974</text:p>
          </table:table-cell>
          <table:table-cell table:style-name="ce8" office:value-type="float" office:value="0.06742" calcext:value-type="float">
            <text:p>0.06742</text:p>
          </table:table-cell>
          <table:table-cell table:style-name="ce8" office:value-type="float" office:value="0.025777" calcext:value-type="float">
            <text:p>0.025777</text:p>
          </table:table-cell>
          <table:table-cell table:style-name="ce8" office:value-type="float" office:value="0.0205483" calcext:value-type="float">
            <text:p>0.0205483</text:p>
          </table:table-cell>
        </table:table-row>
        <table:table-row table:style-name="ro2">
          <table:table-cell/>
          <table:table-cell table:style-name="ce5" office:value-type="string" calcext:value-type="string">
            <text:p>UCB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1592" calcext:value-type="float">
            <text:p>0.1592</text:p>
          </table:table-cell>
          <table:table-cell table:style-name="ce8" office:value-type="float" office:value="0.09555" calcext:value-type="float">
            <text:p>0.09555</text:p>
          </table:table-cell>
          <table:table-cell table:style-name="ce8" office:value-type="float" office:value="0.029693" calcext:value-type="float">
            <text:p>0.029693</text:p>
          </table:table-cell>
          <table:table-cell table:style-name="ce8" office:value-type="float" office:value="0.00508699999999997" calcext:value-type="float">
            <text:p>0.005087</text:p>
          </table:table-cell>
        </table:table-row>
        <table:table-row table:style-name="ro2">
          <table:table-cell/>
          <table:table-cell table:style-name="ce5" office:value-type="string" calcext:value-type="string">
            <text:p>KL-UCB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1169" calcext:value-type="float">
            <text:p>0.1169</text:p>
          </table:table-cell>
          <table:table-cell table:style-name="ce8" office:value-type="float" office:value="0.05238" calcext:value-type="float">
            <text:p>0.05238</text:p>
          </table:table-cell>
          <table:table-cell table:style-name="ce8" office:value-type="float" office:value="0.011074" calcext:value-type="float">
            <text:p>0.011074</text:p>
          </table:table-cell>
          <table:table-cell table:style-name="ce8" office:value-type="float" office:value="0.00136010000000002" calcext:value-type="float">
            <text:p>0.0013601</text:p>
          </table:table-cell>
        </table:table-row>
        <table:table-row table:style-name="ro2">
          <table:table-cell/>
          <table:table-cell table:style-name="ce5" office:value-type="string" calcext:value-type="string">
            <text:p>Thompson Sampling</text:p>
          </table:table-cell>
          <table:table-cell table:style-name="ce8" office:value-type="float" office:value="0.158" calcext:value-type="float">
            <text:p>0.158</text:p>
          </table:table-cell>
          <table:table-cell table:style-name="ce8" office:value-type="float" office:value="0.1015" calcext:value-type="float">
            <text:p>0.1015</text:p>
          </table:table-cell>
          <table:table-cell table:style-name="ce8" office:value-type="float" office:value="0.03005" calcext:value-type="float">
            <text:p>0.03005</text:p>
          </table:table-cell>
          <table:table-cell table:style-name="ce8" office:value-type="float" office:value="0.005554" calcext:value-type="float">
            <text:p>0.005554</text:p>
          </table:table-cell>
          <table:table-cell table:style-name="ce8" office:value-type="float" office:value="0.000683300000000017" calcext:value-type="float">
            <text:p>0.000683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5:00:56.491657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8.4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2">
      <style:table-cell-properties fo:border="0.06pt solid #000000"/>
      <style:text-properties style:text-position="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2">
      <style:table-cell-properties fo:border="0.06pt solid #000000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Instance 1 -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7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(Std. Dev. of Regret)/T</text:p>
          </table:table-cell>
          <table:table-cell table:style-name="ce7" office:value-type="string" calcext:value-type="string" table:number-columns-spanned="5" table:number-rows-spanned="1">
            <text:p>Horizon</text:p>
          </table:table-cell>
          <table:covered-table-cell table:number-columns-repeated="4" table:style-name="ce6"/>
        </table:table-row>
        <table:table-row table:style-name="ro3">
          <table:table-cell/>
          <table:table-cell table:style-name="ce6" office:value-type="string" calcext:value-type="string">
            <text:p>Algorithm <text:span text:style-name="T2">↓</text:span>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00" calcext:value-type="float">
            <text:p>100000</text:p>
          </table:table-cell>
        </table:table-row>
        <table:table-row table:style-name="ro3">
          <table:table-cell/>
          <table:table-cell table:style-name="ce5" office:value-type="string" calcext:value-type="string">
            <text:p>Epsilon Greedy</text:p>
          </table:table-cell>
          <table:table-cell table:style-name="ce8" office:value-type="float" office:value="0.195450786903021" calcext:value-type="float">
            <text:p>0.1955</text:p>
          </table:table-cell>
          <table:table-cell table:style-name="ce8" office:value-type="float" office:value="0.0973966170362247" calcext:value-type="float">
            <text:p>0.0974</text:p>
          </table:table-cell>
          <table:table-cell table:style-name="ce8" office:value-type="float" office:value="0.0493818721083891" calcext:value-type="float">
            <text:p>0.0494</text:p>
          </table:table-cell>
          <table:table-cell table:style-name="ce8" office:value-type="float" office:value="0.00841111404000323" calcext:value-type="float">
            <text:p>0.0084</text:p>
          </table:table-cell>
          <table:table-cell table:style-name="ce8" office:value-type="float" office:value="0.00176763498620175" calcext:value-type="float">
            <text:p>0.0018</text:p>
          </table:table-cell>
        </table:table-row>
        <table:table-row table:style-name="ro3">
          <table:table-cell/>
          <table:table-cell table:style-name="ce5" office:value-type="string" calcext:value-type="string">
            <text:p>UCB</text:p>
          </table:table-cell>
          <table:table-cell table:style-name="ce8" office:value-type="float" office:value="0.158834136218518" calcext:value-type="float">
            <text:p>0.1588</text:p>
          </table:table-cell>
          <table:table-cell table:style-name="ce8" office:value-type="float" office:value="0.0607309017242658" calcext:value-type="float">
            <text:p>0.0607</text:p>
          </table:table-cell>
          <table:table-cell table:style-name="ce8" office:value-type="float" office:value="0.0191307964742029" calcext:value-type="float">
            <text:p>0.0191</text:p>
          </table:table-cell>
          <table:table-cell table:style-name="ce8" office:value-type="float" office:value="0.00523793958643197" calcext:value-type="float">
            <text:p>0.0052</text:p>
          </table:table-cell>
          <table:table-cell table:style-name="ce8" office:value-type="float" office:value="0.00160740238404776" calcext:value-type="float">
            <text:p>0.0016</text:p>
          </table:table-cell>
        </table:table-row>
        <table:table-row table:style-name="ro3">
          <table:table-cell/>
          <table:table-cell table:style-name="ce5" office:value-type="string" calcext:value-type="string">
            <text:p>KL-UCB</text:p>
          </table:table-cell>
          <table:table-cell table:style-name="ce8" office:value-type="float" office:value="0.198405258157758" calcext:value-type="float">
            <text:p>0.1984</text:p>
          </table:table-cell>
          <table:table-cell table:style-name="ce8" office:value-type="float" office:value="0.0552075057113495" calcext:value-type="float">
            <text:p>0.0552</text:p>
          </table:table-cell>
          <table:table-cell table:style-name="ce8" office:value-type="float" office:value="0.0199887746275531" calcext:value-type="float">
            <text:p>0.0200</text:p>
          </table:table-cell>
          <table:table-cell table:style-name="ce8" office:value-type="float" office:value="0.00568205788585278" calcext:value-type="float">
            <text:p>0.0057</text:p>
          </table:table-cell>
          <table:table-cell table:style-name="ce8" office:value-type="float" office:value="0.0015677916624889" calcext:value-type="float">
            <text:p>0.0016</text:p>
          </table:table-cell>
        </table:table-row>
        <table:table-row table:style-name="ro3">
          <table:table-cell/>
          <table:table-cell table:style-name="ce5" office:value-type="string" calcext:value-type="string">
            <text:p>Thompson Sampling</text:p>
          </table:table-cell>
          <table:table-cell table:style-name="ce8" office:value-type="float" office:value="0.169479297624319" calcext:value-type="float">
            <text:p>0.1695</text:p>
          </table:table-cell>
          <table:table-cell table:style-name="ce8" office:value-type="float" office:value="0.0618629145936417" calcext:value-type="float">
            <text:p>0.0619</text:p>
          </table:table-cell>
          <table:table-cell table:style-name="ce8" office:value-type="float" office:value="0.0195398453309016" calcext:value-type="float">
            <text:p>0.0195</text:p>
          </table:table-cell>
          <table:table-cell table:style-name="ce8" office:value-type="float" office:value="0.00532338883483714" calcext:value-type="float">
            <text:p>0.0053</text:p>
          </table:table-cell>
          <table:table-cell table:style-name="ce8" office:value-type="float" office:value="0.00151834775630977" calcext:value-type="float">
            <text:p>0.001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5:04:35.307787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44cm" svg:height="8.394cm" xlink:href="." xlink:type="simple" chart:class="chart:scatter" chart:style-name="ch1">
        <chart:title svg:x="4.567cm" svg:y="0.302cm" chart:style-name="ch2">
          <text:p>Average Cumulative Regret</text:p>
        </chart:title>
        <chart:legend svg:x="11.33cm" svg:y="3.097cm" style:legend-expansion="custom" chartooo:width="3.203cm" chartooo:height="3.236cm" style:legend-expansion-aspect-ratio="0.989802224969098" chart:style-name="ch3"/>
        <chart:plot-area chart:style-name="ch4" chart:data-source-has-labels="both" svg:x="1.308cm" svg:y="1.259cm" svg:width="10.657cm" svg:height="5.992cm">
          <chartooo:coordinate-region svg:x="2.406cm" svg:y="1.472cm" svg:width="8.922cm" svg:height="5.105cm"/>
          <chart:axis chart:dimension="x" chart:name="primary-x" chart:style-name="ch5" chartooo:axis-type="auto">
            <chart:title svg:x="6.004cm" svg:y="7.419cm" chart:style-name="ch6">
              <text:p>Horizon</text:p>
            </chart:title>
            <chart:categories table:cell-range-address="local-table.$B$1:.$F$1"/>
          </chart:axis>
          <chart:axis chart:dimension="y" chart:name="primary-y" chart:style-name="ch5">
            <chart:title svg:x="0.461cm" svg:y="6.036cm" chart:style-name="ch7">
              <text:p>Avg. Cumulative Regret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4:.$F$4" chart:label-cell-address="local-table.$A$4" chart:class="chart:scatter">
            <chart:data-point chart:repeated="5"/>
          </chart:series>
          <chart:series chart:style-name="ch11" chart:values-cell-range-address="local-table.$B$5:.$F$5" chart:label-cell-address="local-table.$A$5" chart:class="chart:scatter">
            <chart:data-point chart:repeated="5"/>
          </chart:series>
          <chart:series chart:style-name="ch12" chart:values-cell-range-address="local-table.$B$6:.$F$6" chart:label-cell-address="local-table.$A$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</table:table-cell>
              <table:table-cell office:value-type="float" office:value="2.91">
                <text:p>2.91</text:p>
              </table:table-cell>
              <table:table-cell office:value-type="float" office:value="19.74">
                <text:p>19.74</text:p>
              </table:table-cell>
              <table:table-cell office:value-type="float" office:value="67.42">
                <text:p>67.42</text:p>
              </table:table-cell>
              <table:table-cell office:value-type="float" office:value="257.77">
                <text:p>257.77</text:p>
              </table:table-cell>
              <table:table-cell office:value-type="float" office:value="2054.83">
                <text:p>2054.83</text:p>
              </table:table-cell>
            </table:table-row>
            <table:table-row>
              <table:table-cell office:value-type="string">
                <text:p>UCB</text:p>
              </table:table-cell>
              <table:table-cell office:value-type="float" office:value="1.68">
                <text:p>1.68</text:p>
              </table:table-cell>
              <table:table-cell office:value-type="float" office:value="15.92">
                <text:p>15.92</text:p>
              </table:table-cell>
              <table:table-cell office:value-type="float" office:value="95.55">
                <text:p>95.55</text:p>
              </table:table-cell>
              <table:table-cell office:value-type="float" office:value="296.93">
                <text:p>296.93</text:p>
              </table:table-cell>
              <table:table-cell office:value-type="float" office:value="508.699999999997">
                <text:p>508.699999999997</text:p>
              </table:table-cell>
            </table:table-row>
            <table:table-row>
              <table:table-cell office:value-type="string">
                <text:p>KL-UCB</text:p>
              </table:table-cell>
              <table:table-cell office:value-type="float" office:value="1.23">
                <text:p>1.23</text:p>
              </table:table-cell>
              <table:table-cell office:value-type="float" office:value="11.69">
                <text:p>11.69</text:p>
              </table:table-cell>
              <table:table-cell office:value-type="float" office:value="52.38">
                <text:p>52.38</text:p>
              </table:table-cell>
              <table:table-cell office:value-type="float" office:value="110.74">
                <text:p>110.74</text:p>
              </table:table-cell>
              <table:table-cell office:value-type="float" office:value="136.010000000002">
                <text:p>136.010000000002</text:p>
              </table:table-cell>
            </table:table-row>
            <table:table-row>
              <table:table-cell office:value-type="string">
                <text:p>Thompson Sampling</text:p>
              </table:table-cell>
              <table:table-cell office:value-type="float" office:value="1.58">
                <text:p>1.58</text:p>
              </table:table-cell>
              <table:table-cell office:value-type="float" office:value="10.15">
                <text:p>10.15</text:p>
              </table:table-cell>
              <table:table-cell office:value-type="float" office:value="30.05">
                <text:p>30.05</text:p>
              </table:table-cell>
              <table:table-cell office:value-type="float" office:value="55.54">
                <text:p>55.54</text:p>
              </table:table-cell>
              <table:table-cell office:value-type="float" office:value="68.3300000000017">
                <text:p>68.3300000000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91cm" svg:height="7.838cm" xlink:href="." xlink:type="simple" chart:class="chart:scatter" chart:style-name="ch1">
        <chart:title svg:x="4.89cm" svg:y="0.291cm" chart:style-name="ch2">
          <text:p>Average Cumulative Regret</text:p>
        </chart:title>
        <chart:legend svg:x="11.437cm" svg:y="2.064cm" style:legend-expansion="custom" chartooo:width="3.903cm" chartooo:height="3.132cm" style:legend-expansion-aspect-ratio="1.24616858237548" chart:style-name="ch3"/>
        <chart:plot-area chart:style-name="ch4" chart:data-source-has-labels="both" svg:x="1.457cm" svg:y="1.236cm" svg:width="10.392cm" svg:height="5.469cm">
          <chartooo:coordinate-region svg:x="2.766cm" svg:y="1.449cm" svg:width="8.446cm" svg:height="4.582cm"/>
          <chart:axis chart:dimension="x" chart:name="primary-x" chart:style-name="ch5" chartooo:axis-type="auto">
            <chart:title svg:x="6.021cm" svg:y="6.862cm" chart:style-name="ch6">
              <text:p>Horizon</text:p>
            </chart:title>
            <chart:categories table:cell-range-address="local-table.$B$1:.$F$1"/>
          </chart:axis>
          <chart:axis chart:dimension="y" chart:name="primary-y" chart:style-name="ch5">
            <chart:title svg:x="0.597cm" svg:y="5.751cm" chart:style-name="ch7">
              <text:p>Avg. Cumulative Regret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4:.$F$4" chart:label-cell-address="local-table.$A$4" chart:class="chart:scatter">
            <chart:data-point chart:repeated="5"/>
          </chart:series>
          <chart:series chart:style-name="ch11" chart:values-cell-range-address="local-table.$B$5:.$F$5" chart:label-cell-address="local-table.$A$5" chart:class="chart:scatter">
            <chart:data-point chart:repeated="5"/>
          </chart:series>
          <chart:series chart:style-name="ch12" chart:values-cell-range-address="local-table.$B$6:.$F$6" chart:label-cell-address="local-table.$A$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</table:table-cell>
              <table:table-cell office:value-type="float" office:value="2.91">
                <text:p>2.91</text:p>
              </table:table-cell>
              <table:table-cell office:value-type="float" office:value="19.74">
                <text:p>19.74</text:p>
              </table:table-cell>
              <table:table-cell office:value-type="float" office:value="67.42">
                <text:p>67.42</text:p>
              </table:table-cell>
              <table:table-cell office:value-type="float" office:value="257.77">
                <text:p>257.77</text:p>
              </table:table-cell>
              <table:table-cell office:value-type="float" office:value="2054.83">
                <text:p>2054.83</text:p>
              </table:table-cell>
            </table:table-row>
            <table:table-row>
              <table:table-cell office:value-type="string">
                <text:p>UCB</text:p>
              </table:table-cell>
              <table:table-cell office:value-type="float" office:value="1.68">
                <text:p>1.68</text:p>
              </table:table-cell>
              <table:table-cell office:value-type="float" office:value="15.92">
                <text:p>15.92</text:p>
              </table:table-cell>
              <table:table-cell office:value-type="float" office:value="95.55">
                <text:p>95.55</text:p>
              </table:table-cell>
              <table:table-cell office:value-type="float" office:value="296.93">
                <text:p>296.93</text:p>
              </table:table-cell>
              <table:table-cell office:value-type="float" office:value="508.699999999997">
                <text:p>508.699999999997</text:p>
              </table:table-cell>
            </table:table-row>
            <table:table-row>
              <table:table-cell office:value-type="string">
                <text:p>KL-UCB</text:p>
              </table:table-cell>
              <table:table-cell office:value-type="float" office:value="1.23">
                <text:p>1.23</text:p>
              </table:table-cell>
              <table:table-cell office:value-type="float" office:value="11.69">
                <text:p>11.69</text:p>
              </table:table-cell>
              <table:table-cell office:value-type="float" office:value="52.38">
                <text:p>52.38</text:p>
              </table:table-cell>
              <table:table-cell office:value-type="float" office:value="110.74">
                <text:p>110.74</text:p>
              </table:table-cell>
              <table:table-cell office:value-type="float" office:value="136.010000000002">
                <text:p>136.010000000002</text:p>
              </table:table-cell>
            </table:table-row>
            <table:table-row>
              <table:table-cell office:value-type="string">
                <text:p>Thompson Sampling</text:p>
              </table:table-cell>
              <table:table-cell office:value-type="float" office:value="1.58">
                <text:p>1.58</text:p>
              </table:table-cell>
              <table:table-cell office:value-type="float" office:value="10.15">
                <text:p>10.15</text:p>
              </table:table-cell>
              <table:table-cell office:value-type="float" office:value="30.05">
                <text:p>30.05</text:p>
              </table:table-cell>
              <table:table-cell office:value-type="float" office:value="55.54">
                <text:p>55.54</text:p>
              </table:table-cell>
              <table:table-cell office:value-type="float" office:value="68.3300000000017">
                <text:p>68.33000000000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95cm" svg:height="7.822cm" xlink:href="." xlink:type="simple" chart:class="chart:scatter" chart:style-name="ch1">
        <chart:title svg:x="5.32cm" svg:y="0.291cm" chart:style-name="ch2">
          <text:p>Average Regret per Pull</text:p>
        </chart:title>
        <chart:legend svg:x="11.555cm" svg:y="3.028cm" style:legend-expansion="custom" chartooo:width="3.664cm" chartooo:height="2.864cm" style:legend-expansion-aspect-ratio="1.27932960893855" chart:style-name="ch3"/>
        <chart:plot-area chart:style-name="ch4" chart:data-source-has-labels="both" svg:x="1.926cm" svg:y="1.012cm" svg:width="10.074cm" svg:height="6.004cm">
          <chartooo:coordinate-region svg:x="2.903cm" svg:y="1.226cm" svg:width="8.46cm" svg:height="5.116cm"/>
          <chart:axis chart:dimension="x" chart:name="primary-x" chart:style-name="ch5" chartooo:axis-type="auto">
            <chart:title svg:x="6.331cm" svg:y="7.173cm" chart:style-name="ch6">
              <text:p>Horizon</text:p>
            </chart:title>
            <chart:categories table:cell-range-address="local-table.$B$1:.$F$1"/>
          </chart:axis>
          <chart:axis chart:dimension="y" chart:name="primary-y" chart:style-name="ch5">
            <chart:title svg:x="1.064cm" svg:y="5.523cm" chart:style-name="ch7">
              <text:p>Avg. Regret per Pull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4:.$F$4" chart:label-cell-address="local-table.$A$4" chart:class="chart:scatter">
            <chart:data-point chart:repeated="5"/>
          </chart:series>
          <chart:series chart:style-name="ch11" chart:values-cell-range-address="local-table.$B$5:.$F$5" chart:label-cell-address="local-table.$A$5" chart:class="chart:scatter">
            <chart:data-point chart:repeated="5"/>
          </chart:series>
          <chart:series chart:style-name="ch12" chart:values-cell-range-address="local-table.$B$6:.$F$6" chart:label-cell-address="local-table.$A$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</table:table-cell>
              <table:table-cell office:value-type="float" office:value="0.291">
                <text:p>0.291</text:p>
              </table:table-cell>
              <table:table-cell office:value-type="float" office:value="0.1974">
                <text:p>0.1974</text:p>
              </table:table-cell>
              <table:table-cell office:value-type="float" office:value="0.06742">
                <text:p>0.06742</text:p>
              </table:table-cell>
              <table:table-cell office:value-type="float" office:value="0.025777">
                <text:p>0.025777</text:p>
              </table:table-cell>
              <table:table-cell office:value-type="float" office:value="0.0205483">
                <text:p>0.0205483</text:p>
              </table:table-cell>
            </table:table-row>
            <table:table-row>
              <table:table-cell office:value-type="string">
                <text:p>UCB</text:p>
              </table:table-cell>
              <table:table-cell office:value-type="float" office:value="0.168">
                <text:p>0.168</text:p>
              </table:table-cell>
              <table:table-cell office:value-type="float" office:value="0.1592">
                <text:p>0.1592</text:p>
              </table:table-cell>
              <table:table-cell office:value-type="float" office:value="0.09555">
                <text:p>0.09555</text:p>
              </table:table-cell>
              <table:table-cell office:value-type="float" office:value="0.029693">
                <text:p>0.029693</text:p>
              </table:table-cell>
              <table:table-cell office:value-type="float" office:value="0.00508699999999997">
                <text:p>0.00508699999999997</text:p>
              </table:table-cell>
            </table:table-row>
            <table:table-row>
              <table:table-cell office:value-type="string">
                <text:p>KL-UCB</text:p>
              </table:table-cell>
              <table:table-cell office:value-type="float" office:value="0.123">
                <text:p>0.123</text:p>
              </table:table-cell>
              <table:table-cell office:value-type="float" office:value="0.1169">
                <text:p>0.1169</text:p>
              </table:table-cell>
              <table:table-cell office:value-type="float" office:value="0.05238">
                <text:p>0.05238</text:p>
              </table:table-cell>
              <table:table-cell office:value-type="float" office:value="0.011074">
                <text:p>0.011074</text:p>
              </table:table-cell>
              <table:table-cell office:value-type="float" office:value="0.00136010000000002">
                <text:p>0.00136010000000002</text:p>
              </table:table-cell>
            </table:table-row>
            <table:table-row>
              <table:table-cell office:value-type="string">
                <text:p>Thompson Sampling</text:p>
              </table:table-cell>
              <table:table-cell office:value-type="float" office:value="0.158">
                <text:p>0.158</text:p>
              </table:table-cell>
              <table:table-cell office:value-type="float" office:value="0.1015">
                <text:p>0.1015</text:p>
              </table:table-cell>
              <table:table-cell office:value-type="float" office:value="0.03005">
                <text:p>0.03005</text:p>
              </table:table-cell>
              <table:table-cell office:value-type="float" office:value="0.005554">
                <text:p>0.005554</text:p>
              </table:table-cell>
              <table:table-cell office:value-type="float" office:value="0.000683300000000017">
                <text:p>0.000683300000000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8.4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Instance 2 -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11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Average Cumulative Regret</text:p>
          </table:table-cell>
          <table:table-cell table:style-name="ce7" office:value-type="string" calcext:value-type="string" table:number-columns-spanned="5" table:number-rows-spanned="1">
            <text:p>Horizon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6" office:value-type="string" calcext:value-type="string">
            <text:p>Algorithm <text:span text:style-name="T2">↓</text:span>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00" calcext:value-type="float">
            <text:p>100000</text:p>
          </table:table-cell>
        </table:table-row>
        <table:table-row table:style-name="ro2">
          <table:table-cell/>
          <table:table-cell table:style-name="ce5" office:value-type="string" calcext:value-type="string">
            <text:p>Epsilon Greedy</text:p>
          </table:table-cell>
          <table:table-cell table:style-name="ce8" office:value-type="float" office:value="7.62" calcext:value-type="float">
            <text:p>7.6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5.09" calcext:value-type="float">
            <text:p>115.09</text:p>
          </table:table-cell>
          <table:table-cell table:style-name="ce8" office:value-type="float" office:value="598.23" calcext:value-type="float">
            <text:p>598.23</text:p>
          </table:table-cell>
          <table:table-cell table:style-name="ce8" office:value-type="float" office:value="5186.45" calcext:value-type="float">
            <text:p>5186.45</text:p>
          </table:table-cell>
        </table:table-row>
        <table:table-row table:style-name="ro2">
          <table:table-cell/>
          <table:table-cell table:style-name="ce5" office:value-type="string" calcext:value-type="string">
            <text:p>UCB</text:p>
          </table:table-cell>
          <table:table-cell table:style-name="ce8" office:value-type="float" office:value="7.13" calcext:value-type="float">
            <text:p>7.13</text:p>
          </table:table-cell>
          <table:table-cell table:style-name="ce8" office:value-type="float" office:value="43.84" calcext:value-type="float">
            <text:p>43.84</text:p>
          </table:table-cell>
          <table:table-cell table:style-name="ce8" office:value-type="float" office:value="288.92" calcext:value-type="float">
            <text:p>288.92</text:p>
          </table:table-cell>
          <table:table-cell table:style-name="ce8" office:value-type="float" office:value="1037.5" calcext:value-type="float">
            <text:p>1037.5</text:p>
          </table:table-cell>
          <table:table-cell table:style-name="ce8" office:value-type="float" office:value="2161.59" calcext:value-type="float">
            <text:p>2161.59</text:p>
          </table:table-cell>
        </table:table-row>
        <table:table-row table:style-name="ro2">
          <table:table-cell/>
          <table:table-cell table:style-name="ce5" office:value-type="string" calcext:value-type="string">
            <text:p>KL-UCB</text:p>
          </table:table-cell>
          <table:table-cell table:style-name="ce8" office:value-type="float" office:value="7.14" calcext:value-type="float">
            <text:p>7.14</text:p>
          </table:table-cell>
          <table:table-cell table:style-name="ce8" office:value-type="float" office:value="21.61" calcext:value-type="float">
            <text:p>21.61</text:p>
          </table:table-cell>
          <table:table-cell table:style-name="ce8" office:value-type="float" office:value="95.46" calcext:value-type="float">
            <text:p>95.46</text:p>
          </table:table-cell>
          <table:table-cell table:style-name="ce8" office:value-type="float" office:value="178.6" calcext:value-type="float">
            <text:p>178.6</text:p>
          </table:table-cell>
          <table:table-cell table:style-name="ce8" office:value-type="float" office:value="242.809999999998" calcext:value-type="float">
            <text:p>242.81</text:p>
          </table:table-cell>
        </table:table-row>
        <table:table-row table:style-name="ro2">
          <table:table-cell/>
          <table:table-cell table:style-name="ce5" office:value-type="string" calcext:value-type="string">
            <text:p>Thompson Sampling</text:p>
          </table:table-cell>
          <table:table-cell table:style-name="ce8" office:value-type="float" office:value="4.24" calcext:value-type="float">
            <text:p>4.24</text:p>
          </table:table-cell>
          <table:table-cell table:style-name="ce8" office:value-type="float" office:value="23.96" calcext:value-type="float">
            <text:p>23.96</text:p>
          </table:table-cell>
          <table:table-cell table:style-name="ce8" office:value-type="float" office:value="49.36" calcext:value-type="float">
            <text:p>49.36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97.4700000000012" calcext:value-type="float">
            <text:p>97.47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5:16:02.869082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8.4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Instance 2 -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19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Average Regret per Pull</text:p>
          </table:table-cell>
          <table:table-cell table:style-name="ce7" office:value-type="string" calcext:value-type="string" table:number-columns-spanned="5" table:number-rows-spanned="1">
            <text:p>Horizon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6" office:value-type="string" calcext:value-type="string">
            <text:p>Algorithm <text:span text:style-name="T2">↓</text:span>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00" calcext:value-type="float">
            <text:p>100000</text:p>
          </table:table-cell>
        </table:table-row>
        <table:table-row table:style-name="ro2">
          <table:table-cell/>
          <table:table-cell table:style-name="ce5" office:value-type="string" calcext:value-type="string">
            <text:p>Epsilon Greedy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44" calcext:value-type="float">
            <text:p>0.44</text:p>
          </table:table-cell>
          <table:table-cell table:style-name="ce8" office:value-type="float" office:value="0.11509" calcext:value-type="float">
            <text:p>0.11509</text:p>
          </table:table-cell>
          <table:table-cell table:style-name="ce8" office:value-type="float" office:value="0.059823" calcext:value-type="float">
            <text:p>0.059823</text:p>
          </table:table-cell>
          <table:table-cell table:style-name="ce8" office:value-type="float" office:value="0.0518645" calcext:value-type="float">
            <text:p>0.0518645</text:p>
          </table:table-cell>
        </table:table-row>
        <table:table-row table:style-name="ro2">
          <table:table-cell/>
          <table:table-cell table:style-name="ce5" office:value-type="string" calcext:value-type="string">
            <text:p>UCB</text:p>
          </table:table-cell>
          <table:table-cell table:style-name="ce8" office:value-type="float" office:value="0.713" calcext:value-type="float">
            <text:p>0.713</text:p>
          </table:table-cell>
          <table:table-cell table:style-name="ce8" office:value-type="float" office:value="0.4384" calcext:value-type="float">
            <text:p>0.4384</text:p>
          </table:table-cell>
          <table:table-cell table:style-name="ce8" office:value-type="float" office:value="0.28892" calcext:value-type="float">
            <text:p>0.28892</text:p>
          </table:table-cell>
          <table:table-cell table:style-name="ce8" office:value-type="float" office:value="0.10375" calcext:value-type="float">
            <text:p>0.10375</text:p>
          </table:table-cell>
          <table:table-cell table:style-name="ce8" office:value-type="float" office:value="0.0216159" calcext:value-type="float">
            <text:p>0.0216159</text:p>
          </table:table-cell>
        </table:table-row>
        <table:table-row table:style-name="ro2">
          <table:table-cell/>
          <table:table-cell table:style-name="ce5" office:value-type="string" calcext:value-type="string">
            <text:p>KL-UCB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0.2161" calcext:value-type="float">
            <text:p>0.2161</text:p>
          </table:table-cell>
          <table:table-cell table:style-name="ce8" office:value-type="float" office:value="0.09546" calcext:value-type="float">
            <text:p>0.09546</text:p>
          </table:table-cell>
          <table:table-cell table:style-name="ce8" office:value-type="float" office:value="0.01786" calcext:value-type="float">
            <text:p>0.01786</text:p>
          </table:table-cell>
          <table:table-cell table:style-name="ce8" office:value-type="float" office:value="0.00242809999999998" calcext:value-type="float">
            <text:p>0.0024281</text:p>
          </table:table-cell>
        </table:table-row>
        <table:table-row table:style-name="ro2">
          <table:table-cell/>
          <table:table-cell table:style-name="ce5" office:value-type="string" calcext:value-type="string">
            <text:p>Thompson Sampling</text:p>
          </table:table-cell>
          <table:table-cell table:style-name="ce8" office:value-type="float" office:value="0.424" calcext:value-type="float">
            <text:p>0.424</text:p>
          </table:table-cell>
          <table:table-cell table:style-name="ce8" office:value-type="float" office:value="0.2396" calcext:value-type="float">
            <text:p>0.2396</text:p>
          </table:table-cell>
          <table:table-cell table:style-name="ce8" office:value-type="float" office:value="0.04936" calcext:value-type="float">
            <text:p>0.04936</text:p>
          </table:table-cell>
          <table:table-cell table:style-name="ce8" office:value-type="float" office:value="0.00685" calcext:value-type="float">
            <text:p>0.00685</text:p>
          </table:table-cell>
          <table:table-cell table:style-name="ce8" office:value-type="float" office:value="0.000974700000000012" calcext:value-type="float">
            <text:p>0.0009747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5:31:42.601300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8.4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2">
      <style:table-cell-properties fo:border="0.06pt solid #000000"/>
      <style:text-properties style:text-position="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2">
      <style:table-cell-properties fo:border="0.06pt solid #000000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Instance 2 -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7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(Std. Dev. of Regret)/T</text:p>
          </table:table-cell>
          <table:table-cell table:style-name="ce7" office:value-type="string" calcext:value-type="string" table:number-columns-spanned="5" table:number-rows-spanned="1">
            <text:p>Horizon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6" office:value-type="string" calcext:value-type="string">
            <text:p>Algorithm <text:span text:style-name="T2">↓</text:span>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00" calcext:value-type="float">
            <text:p>100000</text:p>
          </table:table-cell>
        </table:table-row>
        <table:table-row table:style-name="ro2">
          <table:table-cell/>
          <table:table-cell table:style-name="ce5" office:value-type="string" calcext:value-type="string">
            <text:p>Epsilon Greedy</text:p>
          </table:table-cell>
          <table:table-cell table:style-name="ce8" office:value-type="float" office:value="0.187853370714738" calcext:value-type="float">
            <text:p>0.1879</text:p>
          </table:table-cell>
          <table:table-cell table:style-name="ce8" office:value-type="float" office:value="0.256715855184346" calcext:value-type="float">
            <text:p>0.2567</text:p>
          </table:table-cell>
          <table:table-cell table:style-name="ce8" office:value-type="float" office:value="0.0401074554141494" calcext:value-type="float">
            <text:p>0.0401</text:p>
          </table:table-cell>
          <table:table-cell table:style-name="ce8" office:value-type="float" office:value="0.00966137634756523" calcext:value-type="float">
            <text:p>0.0097</text:p>
          </table:table-cell>
          <table:table-cell table:style-name="ce8" office:value-type="float" office:value="0.00143553768126909" calcext:value-type="float">
            <text:p>0.0014</text:p>
          </table:table-cell>
        </table:table-row>
        <table:table-row table:style-name="ro2">
          <table:table-cell/>
          <table:table-cell table:style-name="ce5" office:value-type="string" calcext:value-type="string">
            <text:p>UCB</text:p>
          </table:table-cell>
          <table:table-cell table:style-name="ce8" office:value-type="float" office:value="0.151927015970887" calcext:value-type="float">
            <text:p>0.1519</text:p>
          </table:table-cell>
          <table:table-cell table:style-name="ce8" office:value-type="float" office:value="0.040519854218131" calcext:value-type="float">
            <text:p>0.0405</text:p>
          </table:table-cell>
          <table:table-cell table:style-name="ce8" office:value-type="float" office:value="0.0108819932814617" calcext:value-type="float">
            <text:p>0.0109</text:p>
          </table:table-cell>
          <table:table-cell table:style-name="ce8" office:value-type="float" office:value="0.00287892025214" calcext:value-type="float">
            <text:p>0.0029</text:p>
          </table:table-cell>
          <table:table-cell table:style-name="ce8" office:value-type="float" office:value="0.000734900659815991" calcext:value-type="float">
            <text:p>0.0007</text:p>
          </table:table-cell>
        </table:table-row>
        <table:table-row table:style-name="ro2">
          <table:table-cell/>
          <table:table-cell table:style-name="ce5" office:value-type="string" calcext:value-type="string">
            <text:p>KL-UCB</text:p>
          </table:table-cell>
          <table:table-cell table:style-name="ce8" office:value-type="float" office:value="0.145865580850205" calcext:value-type="float">
            <text:p>0.1459</text:p>
          </table:table-cell>
          <table:table-cell table:style-name="ce8" office:value-type="float" office:value="0.0273361048114508" calcext:value-type="float">
            <text:p>0.0273</text:p>
          </table:table-cell>
          <table:table-cell table:style-name="ce8" office:value-type="float" office:value="0.0136318255074904" calcext:value-type="float">
            <text:p>0.0136</text:p>
          </table:table-cell>
          <table:table-cell table:style-name="ce8" office:value-type="float" office:value="0.0022019734032651" calcext:value-type="float">
            <text:p>0.0022</text:p>
          </table:table-cell>
          <table:table-cell table:style-name="ce8" office:value-type="float" office:value="0.000576547885822561" calcext:value-type="float">
            <text:p>0.0006</text:p>
          </table:table-cell>
        </table:table-row>
        <table:table-row table:style-name="ro2">
          <table:table-cell/>
          <table:table-cell table:style-name="ce5" office:value-type="string" calcext:value-type="string">
            <text:p>Thompson Sampling</text:p>
          </table:table-cell>
          <table:table-cell table:style-name="ce8" office:value-type="float" office:value="0.183358125045502" calcext:value-type="float">
            <text:p>0.1834</text:p>
          </table:table-cell>
          <table:table-cell table:style-name="ce8" office:value-type="float" office:value="0.0429921298881927" calcext:value-type="float">
            <text:p>0.0430</text:p>
          </table:table-cell>
          <table:table-cell table:style-name="ce8" office:value-type="float" office:value="0.0146394513337603" calcext:value-type="float">
            <text:p>0.0146</text:p>
          </table:table-cell>
          <table:table-cell table:style-name="ce8" office:value-type="float" office:value="0.00216340080204825" calcext:value-type="float">
            <text:p>0.0022</text:p>
          </table:table-cell>
          <table:table-cell table:style-name="ce8" office:value-type="float" office:value="0.000526013125388339" calcext:value-type="float">
            <text:p>0.0005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5:31:31.927781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